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6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灌木、小灌木、大灌木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05:32:51.697953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6-08T05:39:29.293568690</dc:date>
    <meta:editing-duration>PT13H25M5S</meta:editing-duration>
    <meta:editing-cycles>133</meta:editing-cycles>
    <meta:generator>LibreOffice/6.4.4.2$Linux_X86_64 LibreOffice_project/40$Build-2</meta:generator>
    <meta:document-statistic meta:table-count="57" meta:cell-count="1988" meta:object-count="0"/>
  </office:meta>
</office:document-meta>
</file>